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Rubik" svg:font-family="Rubik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Rubik"/>
    </style:style>
    <style:style style:name="P2" style:family="paragraph" style:parent-style-name="Standard" style:list-style-name="L1"/>
    <style:style style:name="P3" style:family="paragraph" style:parent-style-name="Text_20_body" style:list-style-name="L3">
      <style:text-properties style:font-name="Rubik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margin-top="0cm" fo:margin-bottom="0cm" fo:padding="0.049cm" fo:border="0.002cm solid #e3e3e3"/>
    </style:style>
    <style:style style:name="T1" style:family="text">
      <style:text-properties style:font-name="Rubik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variant="normal" fo:text-transform="none" fo:color="#ececec" style:font-name="S hne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ececec" style:font-name="S hne" fo:font-size="12pt" fo:letter-spacing="normal" fo:font-style="normal" fo:font-weight="normal"/>
    </style:style>
    <style:style style:name="T6" style:family="text">
      <style:text-properties fo:font-variant="normal" fo:text-transform="none" fo:color="#000000" style:font-name="S hne" fo:font-size="12pt" fo:letter-spacing="normal" fo:font-style="normal" style:text-underline-style="none" fo:font-weight="normal" style:font-weight-asian="normal" style:font-weight-complex="normal"/>
    </style:style>
    <style:style style:name="T7" style:family="text">
      <style:text-properties fo:font-variant="normal" fo:text-transform="none" fo:color="#000000" style:font-name="S hne" fo:font-size="12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style:font-name="S hne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 xlink:href="" xlink:type="simple"/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tab/></text:p>
      <text:p text:style-name="P1"><text:span text:style-name="T3"/></text:p>
      <text:p text:style-name="P1"><text:span text:style-name="T9"><text:tab/><text:tab/></text:span><text:span text:style-name="T3">AWS CDK Primer – Resume</text:span></text:p>
      <text:p text:style-name="P1"><text:span text:style-name="T9"/></text:p>
      <text:list xml:id="list2141184627233931801" text:style-name="L1">
        <text:list-header>
          <text:p text:style-name="P2"><text:span text:style-name="T6">AWS Cloud Development Kit (AWS CDK) is an open-source framework for defining cloud infrastructure as code. It allows developers to use familiar programming languages like TypeScript, JavaScript, Python, Java, and C# to define AWS resources and infrastructure. <text:line-break/><text:line-break/></text:span><text:span text:style-name="T8">Key Benefits of AWS CDK:</text:span> </text:p>
        </text:list-header>
      </text:list>
      <text:p text:style-name="Standard"><text:span text:style-name="T6"><text:tab/><text:tab/></text:span></text:p>
      <text:list xml:id="list7726913409779245862" text:style-name="L3">
        <text:list-item>
          <text:p text:style-name="P3">Faster deployment using expressive programming languages.</text:p>
        </text:list-item>
        <text:list-item>
          <text:p text:style-name="P3">Incorporation of common code development practices.</text:p>
        </text:list-item>
        <text:list-item>
          <text:p text:style-name="P3">Writing runtime code and defining AWS resources in the same language.</text:p>
        </text:list-item>
        <text:list-item>
          <text:p text:style-name="P3">Support for logic (IF statements, for-loops) in infrastructure definition.</text:p>
        </text:list-item>
        <text:list-item>
          <text:p text:style-name="P3">Use of object-oriented techniques for creating a model of the system.</text:p>
          <text:p text:style-name="P3"/>
        </text:list-item>
      </text:list>
      <text:p text:style-name="Text_20_body"><text:line-break/><text:tab/><text:tab/><text:span text:style-name="T1">In summary, AWS CDK empowers developers to manage cloud <text:tab/><text:tab/><text:tab/><text:tab/>infrastructure efficiently by leveraging their existing programming skills, <text:tab/><text:tab/>improving code maintainability, and accelerating deployment cycles.</text:span></text:p>
      <text:p text:style-name="P5"/>
      <text:p text:style-name="P4"><text:span text:style-name="T1"><text:tab/><text:tab/></text:span></text:p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Rubik" svg:font-family="Rubik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8M2S</meta:editing-duration>
    <meta:editing-cycles>3</meta:editing-cycles>
    <meta:generator>OpenOffice/4.1.15$Win32 OpenOffice.org_project/4115m2$Build-9813</meta:generator>
    <dc:date>2024-05-13T13:20:14.52</dc:date>
    <meta:document-statistic meta:table-count="0" meta:image-count="0" meta:object-count="0" meta:page-count="1" meta:paragraph-count="13" meta:word-count="120" meta:character-count="853"/>
    <meta:user-defined meta:name="Info 1"/>
    <meta:user-defined meta:name="Info 2"/>
    <meta:user-defined meta:name="Info 3"/>
    <meta:user-defined meta:name="Info 4"/>
  </office:meta>
</office:document-meta>
</file>